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01f" officeooo:paragraph-rsid="0009701f"/>
    </style:style>
    <style:style style:name="P2" style:family="paragraph" style:parent-style-name="Standard">
      <style:text-properties officeooo:rsid="000a6c64" officeooo:paragraph-rsid="000a6c64"/>
    </style:style>
    <style:style style:name="P3" style:family="paragraph" style:parent-style-name="Standard">
      <style:text-properties officeooo:rsid="000a91cf" officeooo:paragraph-rsid="000a91cf"/>
    </style:style>
    <style:style style:name="P4" style:family="paragraph" style:parent-style-name="Standard">
      <style:text-properties officeooo:rsid="000c41e4" officeooo:paragraph-rsid="000a91cf"/>
    </style:style>
    <style:style style:name="T1" style:family="text">
      <style:text-properties officeooo:rsid="000b4f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Lo state sono dati che si possono utilizzare in diversi modi, lo stato è il “modo di essere” di un componente.</text:p>
      <text:p text:style-name="P2">Lo stato non è modificabile direttamente ma viene sostituito direttamente, aggiornato con il nuovo valore.</text:p>
      <text:p text:style-name="P3">Lo stato pu<text:span text:style-name="T1">ò </text:span><text:s/>essere mandato dal componente genitore al componente figlio, ma non possiamo mandarlo dal componente figlio al genitore, l’unico modo e avere lo stato nel componente che ha tutti e due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14:54:39.183000000</meta:creation-date>
    <dc:date>2025-01-27T13:58:41.936000000</dc:date>
    <meta:editing-duration>P1DT21H23M1S</meta:editing-duration>
    <meta:editing-cycles>1</meta:editing-cycles>
    <meta:document-statistic meta:table-count="0" meta:image-count="0" meta:object-count="0" meta:page-count="1" meta:paragraph-count="3" meta:word-count="69" meta:character-count="415" meta:non-whitespace-character-count="348"/>
    <meta:generator>LibreOffice/24.8.4.2$Windows_X86_64 LibreOffice_project/bb3cfa12c7b1bf994ecc5649a80400d06cd71002</meta:generator>
  </office:meta>
</office:document-meta>
</file>